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lopes</text:p>
          </table:table-cell>
          <table:table-cell office:value-type="float" office:value="0.581" calcext:value-type="float">
            <text:p>0.581</text:p>
          </table:table-cell>
          <table:table-cell office:value-type="float" office:value="-0.814" calcext:value-type="float">
            <text:p>-0.814</text:p>
          </table:table-cell>
          <table:table-cell office:value-type="float" office:value="56.729" calcext:value-type="float">
            <text:p>56.729</text:p>
          </table:table-cell>
          <table:table-cell/>
        </table:table-row>
        <table:table-row table:style-name="ro1">
          <table:table-cell office:value-type="string" calcext:value-type="string">
            <text:p>elbow left</text:p>
          </table:table-cell>
          <table:table-cell office:value-type="float" office:value="266" calcext:value-type="float">
            <text:p>266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$1]*[.B2]+[.C$1]*[.C2]+[.D$1]" office:value-type="float" office:value="24.869" calcext:value-type="float">
            <text:p>24.869</text:p>
          </table:table-cell>
        </table:table-row>
        <table:table-row table:style-name="ro1">
          <table:table-cell office:value-type="string" calcext:value-type="string">
            <text:p>elbow right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B$1]*[.B3]+[.C$1]*[.C3]+[.D$1]" office:value-type="float" office:value="25.214" calcext:value-type="float">
            <text:p>25.214</text:p>
          </table:table-cell>
        </table:table-row>
        <table:table-row table:style-name="ro1">
          <table:table-cell office:value-type="string" calcext:value-type="string">
            <text:p>wrist left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B$1]*[.B4]+[.C$1]*[.C4]+[.D$1]" office:value-type="float" office:value="-0.126000000000019" calcext:value-type="float">
            <text:p>-0.126</text:p>
          </table:table-cell>
        </table:table-row>
        <table:table-row table:style-name="ro1">
          <table:table-cell office:value-type="string" calcext:value-type="string">
            <text:p>wrist right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$1]*[.B5]+[.C$1]*[.C5]+[.D$1]" office:value-type="float" office:value="-0.129000000000033" calcext:value-type="float">
            <text:p>-0.129</text:p>
          </table:table-cell>
        </table:table-row>
        <table:table-row table:style-name="ro1">
          <table:table-cell office:value-type="string" calcext:value-type="string">
            <text:p>random point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$1]*[.B6]+[.C$1]*[.C6]+[.D$1]" office:value-type="float" office:value="0.451999999999956" calcext:value-type="float">
            <text:p>0.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05:57:16.104651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3:59:09.869517525</meta:creation-date>
    <dc:date>2017-03-08T07:55:44.960117061</dc:date>
    <meta:editing-duration>PT2H2M39S</meta:editing-duration>
    <meta:editing-cycles>3</meta:editing-cycles>
    <meta:generator>LibreOffice/5.1.6.2$Linux_X86_64 LibreOffice_project/10m0$Build-2</meta:generator>
    <meta:document-statistic meta:table-count="1" meta:cell-count="24" meta:object-count="0"/>
  </office:meta>
</office:document-meta>
</file>